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verdana, sans-serif"/>
    <style:font-face style:name="monospace" svg:font-family="monospace"/>
    <style:font-face style:name="Calibri" svg:font-family="Calibri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20pt" fo:language="en" fo:country="none" style:font-size-asian="20pt" style:font-size-complex="20pt"/>
    </style:style>
    <style:style style:name="P2" style:family="paragraph" style:parent-style-name="Standard" style:list-style-name="">
      <style:paragraph-properties fo:margin-left="0.5in" fo:margin-right="0in" fo:margin-top="0in" fo:margin-bottom="0.139in" fo:line-height="115%" fo:text-indent="0in" style:auto-text-indent="false"/>
      <style:text-properties fo:language="en" fo:country="none"/>
    </style:style>
    <style:style style:name="P3" style:family="paragraph" style:parent-style-name="Standard" style:list-style-name="">
      <style:paragraph-properties fo:margin-left="0.5in" fo:margin-right="0in" fo:margin-top="0in" fo:margin-bottom="0.139in" fo:line-height="115%" fo:text-align="justify" style:justify-single-word="false" fo:text-indent="0in" style:auto-text-indent="false"/>
      <style:text-properties fo:language="en" fo:country="none"/>
    </style:style>
    <style:style style:name="P4" style:family="paragraph" style:parent-style-name="Standard">
      <style:paragraph-properties fo:margin-left="0in" fo:margin-right="0in" fo:margin-top="0in" fo:margin-bottom="0.139in" fo:line-height="115%" fo:text-indent="0in" style:auto-text-indent="false"/>
    </style:style>
    <style:style style:name="P5" style:family="paragraph" style:parent-style-name="Standard" style:list-style-name="L1">
      <style:paragraph-properties fo:margin-left="1in" fo:margin-right="0in" fo:margin-top="0in" fo:margin-bottom="0.139in" fo:line-height="115%" fo:text-indent="-0.25in" style:auto-text-indent="false"/>
      <style:text-properties fo:language="en" fo:country="none"/>
    </style:style>
    <style:style style:name="P6" style:family="paragraph" style:parent-style-name="Text_20_body">
      <style:paragraph-properties fo:margin-left="0.5in" fo:margin-right="0in" fo:text-indent="0in" style:auto-text-indent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P11" style:family="paragraph" style:parent-style-name="Subtitle">
      <style:paragraph-properties fo:break-before="page"/>
    </style:style>
    <style:style style:name="P12" style:family="paragraph" style:parent-style-name="Preformatted_20_Text" style:list-style-name="">
      <style:paragraph-properties fo:margin-left="0.5in" fo:margin-right="0in" fo:margin-top="0in" fo:margin-bottom="0.139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13" style:family="paragraph" style:parent-style-name="Preformatted_20_Text">
      <style:paragraph-properties fo:margin-left="0.5in" fo:margin-right="0in" fo:margin-top="0in" fo:margin-bottom="0in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35382a" style:font-name="Verdana1" fo:font-size="12pt" fo:letter-spacing="normal" style:font-size-asian="12pt" style:font-size-complex="12pt"/>
    </style:style>
    <style:style style:name="P14" style:family="paragraph" style:parent-style-name="Preformatted_20_Text">
      <style:paragraph-properties fo:margin-left="0.5in" fo:margin-right="0in" fo:margin-top="0in" fo:margin-bottom="0in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35382a" fo:font-size="12pt" fo:letter-spacing="normal" style:font-size-asian="12pt" style:font-size-complex="12pt"/>
    </style:style>
    <style:style style:name="P15" style:family="paragraph" style:parent-style-name="Preformatted_20_Text">
      <style:paragraph-properties fo:margin-left="0.5in" fo:margin-right="0in" fo:margin-top="0in" fo:margin-bottom="0in" fo:line-height="100%" fo:text-align="justify" style:justify-single-word="false" fo:orphans="2" fo:widows="2" fo:text-indent="0in" style:auto-text-indent="false" fo:padding="0in" fo:border="none"/>
      <style:text-properties style:font-name="Verdana1" fo:font-size="12pt" style:font-size-asian="12pt" style:font-size-complex="12pt"/>
    </style:style>
    <style:style style:name="P16" style:family="paragraph" style:parent-style-name="Heading_20_3">
      <style:paragraph-properties fo:margin-left="1in" fo:margin-right="0in" fo:text-indent="-0.5in" style:auto-text-indent="false"/>
    </style:style>
    <style:style style:name="P17" style:family="paragraph" style:parent-style-name="Heading_20_2">
      <style:paragraph-properties fo:margin-left="0.5in" fo:margin-right="0in" fo:text-indent="-0.4in" style:auto-text-indent="false"/>
    </style:style>
    <style:style style:name="P18" style:family="paragraph" style:parent-style-name="Title" style:master-page-name="Standard">
      <style:paragraph-properties style:page-number="auto"/>
    </style:style>
    <style:style style:name="T1" style:family="text">
      <style:text-properties fo:font-style="normal" fo:font-weight="normal"/>
    </style:style>
    <style:style style:name="T2" style:family="text">
      <style:text-properties style:font-name="Verdana1" fo:font-style="normal" fo:font-weight="normal"/>
    </style:style>
    <style:style style:name="T3" style:family="text">
      <style:text-properties fo:language="en" fo:country="none"/>
    </style:style>
    <style:style style:name="T4" style:family="text">
      <style:text-properties fo:font-variant="normal" fo:text-transform="none" fo:color="#35382a" style:font-name="Verdana1" fo:letter-spacing="normal" fo:language="en" fo:country="none" fo:font-style="normal" fo:font-weight="normal"/>
    </style:style>
    <style:style style:name="T5" style:family="text">
      <style:text-properties fo:font-variant="normal" fo:text-transform="none" fo:color="#35382a" style:font-name="Verdana1" fo:letter-spacing="normal" fo:font-style="normal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-1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asyMSP Readme</text:p>
      <text:p text:style-name="P11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Legal<text:tab/>3</text:p>
          <text:p text:style-name="P8">Copyright<text:tab/>3</text:p>
          <text:p text:style-name="P8">Licenses<text:tab/>3</text:p>
          <text:p text:style-name="P10">This Document<text:tab/>3</text:p>
          <text:p text:style-name="P10">Software<text:tab/>3</text:p>
          <text:p text:style-name="P10">Documentation<text:tab/>3</text:p>
          <text:p text:style-name="P9">Contact<text:tab/>3</text:p>
        </text:index-body>
      </text:table-of-content>
      <text:p text:style-name="P1"/>
      <text:h text:style-name="Heading_20_1" text:outline-level="1"/>
      <text:h text:style-name="P7" text:outline-level="1">Legal</text:h>
      <text:h text:style-name="P17" text:outline-level="2">Copyright</text:h>
      <text:p text:style-name="P6">EasyMSP is copyrighted to Matthew L. Burmeister 2010, 2011, 2012.</text:p>
      <text:h text:style-name="P17" text:outline-level="2">Licenses</text:h>
      <text:p text:style-name="P2">Unless explitly stated, all </text:p>
      <text:p text:style-name="P2">Licenses for EasyMSP for both source and documention are aviable in the "docs" sub-directory.</text:p>
      <text:h text:style-name="P16" text:outline-level="3">This Document</text:h>
      <text:p text:style-name="P3">This work is licensed under the Creative Commons Attribution-NoDerivs 3.0 Unported License. To view a copy of this license, visit <text:a xlink:type="simple" xlink:href="http://creativecommons.org/licenses/by-nd/3.0/">http://creativecommons.org/licenses/by-nd/3.0/</text:a>.</text:p>
      <text:h text:style-name="P16" text:outline-level="3">Software</text:h>
      <text:p text:style-name="P12"><text:span text:style-name="T4">EasyMSP is free software: you can redistribute it and/or modify </text:span><text:span text:style-name="T5">it under the terms of the GNU General Public License as published by the Free Software Foundation, either version 3 of the License, or (at your option) any later version.</text:span></text:p>
      <text:p text:style-name="P14"><text:span text:style-name="T2">EasyMSP is distributed in the hope that it will be useful, but WITHOUT ANY WARRANTY; without even the implied warranty of MERCHANTABILITY or FITNESS FOR A PARTICULAR PURPOSE. See the GNU General Public License for more details.</text:span></text:p>
      <text:p text:style-name="P15"/>
      <text:p text:style-name="P13"><text:span text:style-name="T1">You should have received a copy of the GNU General Public License along with EasyMSP. <text:s/>If not, see &lt;http://www.gnu.org/licenses/&gt;.</text:span></text:p>
      <text:h text:style-name="P16" text:outline-level="3">Documentation</text:h>
      <text:p text:style-name="P6">If the documentation does not explicitly state that it is covered under a different license, it will be assumed to be covered under the “Attribution-NoDerivs 3.0 Unported (CC BY-ND 3.0)“</text:p>
      <text:h text:style-name="Heading_20_1" text:outline-level="1">Contact</text:h>
      <text:p text:style-name="P4"><text:span text:style-name="T3"><text:tab/>You can contact me by </text:span><text:a xlink:type="simple" xlink:href="mailto:matthewburmeister@gmail.com">Email</text:a></text:p>
      <text:list xml:id="list8145339413160498761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, verdana, sans-serif"/>
    <style:font-face style:name="monospace" svg:font-family="monospace"/>
    <style:font-face style:name="Calibri" svg:font-family="Calibri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Verdana" fo:font-size="12pt" fo:language="en" fo:country="US" style:letter-kerning="true" style:font-name-asian="Verdana" style:font-size-asian="12pt" style:language-asian="en" style:country-asian="US" style:font-name-complex="Verdan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0T23:27:08.64</dc:date>
    <meta:generator>OpenOffice.org/3.4.1$Win32 OpenOffice.org_project/341m1$Build-9593</meta:generator>
    <meta:document-statistic meta:table-count="0" meta:image-count="0" meta:object-count="0" meta:page-count="3" meta:paragraph-count="25" meta:word-count="209" meta:character-count="1339"/>
    <meta:editing-duration>PT1H1M54S</meta:editing-duration>
    <meta:editing-cycles>1</meta:editing-cycles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fb00270094009600cb00e2004400e1009d00dc009600b0002c003100c6004c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USKBOc/QvXlBnyCZQmB0ocuca8s=</DigestValue>
      </Reference>
      <Reference URI="layout-cache">
        <DigestMethod Algorithm="http://www.w3.org/2000/09/xmldsig#sha1"/>
        <DigestValue>CvCo76sk0C5e1ABHFjj1TImvgB4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FCA8eQ0cfmk7YrrOu6foYNcq+gA=</DigestValue>
      </Reference>
      <Reference URI="manifest.rdf">
        <DigestMethod Algorithm="http://www.w3.org/2000/09/xmldsig#sha1"/>
        <DigestValue>7NDWheT3P1M2fRjj+qtn5caji6g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7RV5uxiaRwY/b9ZFUcl5uSRuIwI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M5J0WtyEkQTWwVjxK1sWmCwmMmg=</DigestValue>
      </Reference>
      <Reference URI="Thumbnails/thumbnail.png">
        <DigestMethod Algorithm="http://www.w3.org/2000/09/xmldsig#sha1"/>
        <DigestValue>AnYT8Jn19PkTjTvQ9SyeB01HMVE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Qibcbowp4qsbJaTS+fS8MOn3Evc=</DigestValue>
      </Reference>
      <Reference URI="#ID_00850056004d0046004c0089004600c800b6008f00b90063009c008b007500db">
        <DigestMethod Algorithm="http://www.w3.org/2000/09/xmldsig#sha1"/>
        <DigestValue>GMeFlsv2Xc8qHfpdwhGwQiusmFA=</DigestValue>
      </Reference>
    </SignedInfo>
    <SignatureValue>ZWxXDPMrxkM2nin386vM9zUKeeWG1U8j9zTlNICh8OaoTSJYAJTjOJFU6jwq9tlf
aUEexzYcCGZ0wcU6OjdNipjtoO6XceFpH0LT/xJiygHU2n0G8mli7s0zbeMifsX7
xz9PyDcklPzKfEHSYfFYsI/i1sa1FxwGfA6H6lB8m6ngIGH5bfKQ9aQYFw8JSnqZ
kqqmROAXhEUOKD6dJkkc5cYqhLBC4U7HtH4tsofWsZ/C7TyQVYuEzIQu5UBV3X9+
L8t42ab+SAFvx4Jatz4M1vN6oG010+4yBzg/Qftl7Jq/p6QlCVdX519QpF2yIK7U
9s07/KAPNZtcxcRas63mE8jb55rdR+xtnDkw43DTS7EWXWI8Q+4jgoFR8nHd60J8
DWUshK5YO3KdVxwhMV/6HIMqOhmx4lkRHtOzItkjwPGko6s8PGQRyASQd5Th2ul7
5kkFZyMp21PikeySMaR3yYjPbSmfS9e5vtAhDlEZqE0FuItZta3hvI+SJOtosxn2
W4bZI01I/6VQ7xQlvI4TPiF5vM+Zmg+HpPrryz8o8igXjUmWheokS7jKmC1cWUNh
JRCC+JHTbkL7N2kJpL6dVV+56u3Iu6PC7RznK7kbcA9NWXkPZpZ0YqTtJIzTAleZ
XoZLbOCdDqMEv7vETnU4MgP4Dq2gdvH+LOU0dBYX15A=</SignatureValue>
    <KeyInfo>
      <X509Data>
        <X509IssuerSerial>
          <X509IssuerName>CN=COMODO Client Authentication and Secure Email CA, O=COMODO CA Limited, L=Salford, ST=Greater Manchester, C=GB</X509IssuerName>
          <X509SerialNumber>268253495898485207172238562515434527642</X509SerialNumber>
        </X509IssuerSerial>
        <X509Certificate>MIIGODCCBSCgAwIBAgIRAMnPvnmmoBc1IuNodxTC25owDQYJKoZIhvcNAQEFBQAw
gZMxCzAJBgNVBAYTAkdCMRswGQYDVQQIExJHcmVhdGVyIE1hbmNoZXN0ZXIxEDAO
BgNVBAcTB1NhbGZvcmQxGjAYBgNVBAoTEUNPTU9ETyBDQSBMaW1pdGVkMTkwNwYD
VQQDEzBDT01PRE8gQ2xpZW50IEF1dGhlbnRpY2F0aW9uIGFuZCBTZWN1cmUgRW1h
aWwgQ0EwHhcNMTIwODI3MDAwMDAwWhcNMTMwODI3MjM1OTU5WjAsMSowKAYJKoZI
hvcNAQkBFhttYXR0aGV3YnVybWVpc3RlckBnbWFpbC5jb20wggIiMA0GCSqGSIb3
DQEBAQUAA4ICDwAwggIKAoICAQDfIACrsGxntmq5apJM7YcXsWCTpuwcLwT0pfpy
r1s0h5209Xt5B1hT4zFKNaDx8hx12e9cLs3EBWIq/pxOhj6T/mHhjDeA3PMscENa
jAryf75rIogFT0V7yrv/lyhDjGgVpvBAF08gmytTjnZzEoBcWQriUyCEJbqGY/Fg
J8DdlLnzdfzLfusCxJHQfLG+sdtuvIoKYbJuueKJYqlHnuGix6kWmSoEdtf5jW5R
kfiYU+UNYp9gQfwkRH5d87PgnRuLiGJBdNeulJzYECy80+qOAwdvEB/J/HfmhEdd
yJsRH8BpGSlgPQZtEwtL+bh1yxTe1mA060vWlElqWc1X3MCW9rE4xd+vRaHISmUh
9Zn+ptcLP26Ew5HE8oqj2LuovrUsKB6HMjFleRxVnOK8yBYqQ5WTXVOMgL7Chtlm
WlX1q5VZprisaLROZOr6pV3SG8+OvwQpa3kAABtQdcb3o88RsPnZNSgH+G2pdI3S
L6ZKd7Dlu2cEXI9sV92nk0mpIYUc9vIu45TV0r/AKUGZqvfoNgneVD4/KiqqkK/I
cmwLtBetcC+lLWLndEoh+HA0FrMmV9HMMVAL0jROBaDh7NO/5aSzCBI0NK7mUHt7
95DyuPJasd41ZlBcYphGt35YaV2tLYMqlF+Q1+ClotwiVPTr/au/NPyIViQIDeMv
OO9QOwIDAQABo4IB6zCCAecwHwYDVR0jBBgwFoAUehNOAHRbxnhjZCfBL+KgW7x5
xXswHQYDVR0OBBYEFKdPpVG9PupYQDaN6MrOCM+59ZkbMA4GA1UdDwEB/wQEAwIF
oDAMBgNVHRMBAf8EAjAAMCAGA1UdJQQZMBcGCCsGAQUFBwMEBgsrBgEEAbIxAQMF
AjARBglghkgBhvhCAQEEBAMCBSAwRgYDVR0gBD8wPTA7BgwrBgEEAbIxAQIBAQEw
KzApBggrBgEFBQcCARYdaHR0cHM6Ly9zZWN1cmUuY29tb2RvLm5ldC9DUFMwVwYD
VR0fBFAwTjBMoEqgSIZGaHR0cDovL2NybC5jb21vZG9jYS5jb20vQ09NT0RPQ2xp
ZW50QXV0aGVudGljYXRpb25hbmRTZWN1cmVFbWFpbENBLmNybDCBiAYIKwYBBQUH
AQEEfDB6MFIGCCsGAQUFBzAChkZodHRwOi8vY3J0LmNvbW9kb2NhLmNvbS9DT01P
RE9DbGllbnRBdXRoZW50aWNhdGlvbmFuZFNlY3VyZUVtYWlsQ0EuY3J0MCQGCCsG
AQUFBzABhhhodHRwOi8vb2NzcC5jb21vZG9jYS5jb20wJgYDVR0RBB8wHYEbbWF0
dGhld2J1cm1laXN0ZXJAZ21haWwuY29tMA0GCSqGSIb3DQEBBQUAA4IBAQApW8DW
qFpF9vhaw8Aye/SQPkE/ZSmRbpzIdE62ZbJnMRroKPZjr3os9qebsp7a/roE50aD
btE9u6wJm1NQbSg0V/Z1FySheQJ4hNFOEObiixjmH8MssNLeY8jTOT4gCtbIIqK0
jDz0xTcF8sO3rC6svfqvYdi5xPCO6nkVkLbqC5FlJnUIxDicDE/55zo7Ua/0g/ES
Bz/J/1wVBKh3zLeqE44bq6mV6dOZkrAu7gvlYbpmgawoNj2ava66hrhj17Qv0qbO
Fjzbo6BcxJbMDhKik339z647Up0sHY7T5XnwAJqiNyUbmRqPMLJlR2jDdJpiyo02
+fCeGg/9MDshDjzK</X509Certificate>
      </X509Data>
    </KeyInfo>
    <Object>
      <SignatureProperties>
        <SignatureProperty Id="ID_00850056004d0046004c0089004600c800b6008f00b90063009c008b007500db" Target="#ID_00fb00270094009600cb00e2004400e1009d00dc009600b0002c003100c6004c">
          <dc:date xmlns:dc="http://purl.org/dc/elements/1.1/">2012-09-10T23:31:59,61</dc:date>
        </SignatureProperty>
      </SignatureProperties>
    </Object>
  </Signature>
</document-signatures>
</file>